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ameter Passing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a,b,x,y):</text:p>
                <text:p><text:s text:c="4"/>print(a,b,x,y)</text:p>
                <text:p>s = (10,20)</text:p>
                <text:p>t = {'x' : 30, 'y' : 40}</text:p>
                <text:p>f(*s, **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a,b,c,d):</text:p>
                <text:p><text:s text:c="4"/>print(a,b,c,d)</text:p>
                <text:p>f(b=10, a = 20, 3, 4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a,b,c,d):</text:p>
                <text:p><text:s text:c="4"/>print(a,b,c,d)</text:p>
                <text:p>f(1,2,a=10,c=20,d=4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a,b,*c):</text:p>
                <text:p><text:s text:c="4"/>print(a,b,c)</text:p>
                <text:p>f(a=1, b=2, 3, 4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a,b,*c):</text:p>
                <text:p><text:s text:c="4"/>print(a,b,c)</text:p>
                <text:p>f(a=10, b=20, c=(30,40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c, a, b):</text:p>
                <text:p><text:s text:c="4"/>print(a,b,c)</text:p>
                <text:p>f(1,2,3,4,5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c, a, b):</text:p>
                <text:p><text:s text:c="4"/>print(a,b,c)</text:p>
                <text:p>f(a=1, b=2, 3,4,5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c, a, b):</text:p>
                <text:p><text:s text:c="4"/>print(a,b,c)</text:p>
                <text:p>f(1, 2, 3, a=4, b=5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x=(10,20)):</text:p>
                <text:p><text:s text:c="4"/>print(x)</text:p>
                <text:p>f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*kw, x):</text:p>
                <text:p><text:s text:c="4"/>print(x, kw)</text:p>
                <text:p>f(x=10, a=20,b=3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x, **kw):</text:p>
                <text:p><text:s text:c="4"/>print(x, kw)</text:p>
                <text:p>f(x=10, a=20,b=3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x, **kw):</text:p>
                <text:p><text:s text:c="4"/>print(x, kw)</text:p>
                <text:p>f({'a':10, 'x':20}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x, **kw):</text:p>
                <text:p><text:s text:c="4"/>print(x, kw)</text:p>
                <text:p>f(30, {'a':10, 'x':20}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x, **kw):</text:p>
                <text:p><text:s text:c="4"/>print(x, kw)</text:p>
                <text:p>f(30, **{'a':10, 'x':20}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 f(*x, y, **kw):</text:p>
                <text:p><text:s text:c="4"/>print(x,y,kw)</text:p>
                <text:p>f(c=10, d=20, a=30, b=40, y=5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20:46:09.515050791</meta:creation-date>
    <dc:date>2015-10-05T23:06:19.493001867</dc:date>
    <meta:editing-duration>PT30M8S</meta:editing-duration>
    <meta:editing-cycles>10</meta:editing-cycles>
    <meta:generator>LibreOffice/4.2.4.2$Linux_X86_64 LibreOffice_project/420m0$Build-2</meta:generator>
    <meta:document-statistic meta:object-count="85"/>
  </office:meta>
</office:document-meta>
</file>